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08in" table:align="margins"/>
    </style:style>
    <style:style style:name="Table1.A" style:family="table-column">
      <style:table-column-properties style:column-width="3.4354in" style:rel-column-width="32767*"/>
    </style:style>
    <style:style style:name="Table1.B" style:family="table-column">
      <style:table-column-properties style:column-width="3.4354in" style:rel-column-width="32768*"/>
    </style:style>
    <style:style style:name="Table1.1" style:family="table-row">
      <style:table-row-properties style:min-row-height="1in"/>
    </style:style>
    <style:style style:name="Table1.A1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201in" fo:border="0.0007in solid #000000"/>
    </style:style>
    <style:style style:name="Table1.A2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able1.B2" style:family="table-cell">
      <style:table-cell-properties style:vertical-align="middle" fo:padding="0.0201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ff3333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fo:text-align="start" style:justify-single-word="false"/>
      <style:text-properties fo:color="#800000" fo:font-size="16pt" fo:font-weight="normal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 text:c="2"/>Name : _____________________________<text:tab/> <text:s text:c="20"/>Class : _____________________</text:p>
      <text:p text:style-name="P3"/>
      <text:p text:style-name="P3"><text:s text:c="2"/>Date : ______________________________</text:p>
      <text:p text:style-name="P3"/>
      <text:p text:style-name="Standard"/>
      <text:p text:style-name="P1"/>
      <text:p text:style-name="P2">NUMBER PATTERN</text:p>
      <text:p text:style-name="P4"/>
      <text:p text:style-name="P4">Complete the pattern.</text:p>
      <text:p text:style-name="Standard"><draw:rect text:anchor-type="paragraph" draw:z-index="1" draw:style-name="gr1" draw:text-style-name="P6" svg:width="0.6252in" svg:height="0.448in" svg:x="4.5744in" svg:y="0.4827in"><text:p/></draw:rect><draw:rect text:anchor-type="paragraph" draw:z-index="16" draw:style-name="gr1" draw:text-style-name="P6" svg:width="0.6252in" svg:height="0.448in" svg:x="2.1181in" svg:y="1.4937in"><text:p/></draw:rect><draw:rect text:anchor-type="paragraph" draw:z-index="17" draw:style-name="gr1" draw:text-style-name="P6" svg:width="0.6252in" svg:height="0.448in" svg:x="5.3661in" svg:y="1.4516in"><text:p/></draw:rect><draw:rect text:anchor-type="paragraph" draw:z-index="18" draw:style-name="gr1" draw:text-style-name="P6" svg:width="0.6252in" svg:height="0.448in" svg:x="5.7508in" svg:y="2.4728in"><text:p/></draw:rect><draw:rect text:anchor-type="paragraph" draw:z-index="12" draw:style-name="gr1" draw:text-style-name="P6" svg:width="0.6252in" svg:height="0.448in" svg:x="4.8654in" svg:y="4.4835in"><text:p/></draw:rect><draw:rect text:anchor-type="paragraph" draw:z-index="19" draw:style-name="gr1" draw:text-style-name="P6" svg:width="0.6252in" svg:height="0.448in" svg:x="5.6839in" svg:y="4.4701in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rect text:anchor-type="paragraph" draw:z-index="0" draw:style-name="gr1" draw:text-style-name="P6" svg:width="0.6252in" svg:height="0.448in" svg:x="1.0882in" svg:y="0.0134in"><text:p/></draw:rect> 1 <text:s/>2 <text:s/>4 <text:s text:c="10"/>16 <text:s/>32</text:p>
          </table:table-cell>
          <table:table-cell table:style-name="Table1.B1" office:value-type="string">
            <text:p text:style-name="P5"><draw:rect text:anchor-type="paragraph" draw:z-index="3" draw:style-name="gr1" draw:text-style-name="P6" svg:width="0.6252in" svg:height="0.448in" svg:x="1.1091in" svg:y="0.961in"><text:p/></draw:rect> 1 <text:s/>3 <text:s/>9 <text:s text:c="11"/>81 729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2" draw:style-name="gr1" draw:text-style-name="P6" svg:width="0.6252in" svg:height="0.448in" svg:x="1.2335in" svg:y="0.0035in"><text:p/></draw:rect> 1 <text:s/>4 <text:s/>16 <text:s text:c="2"/></text:p>
          </table:table-cell>
          <table:table-cell table:style-name="Table1.B2" office:value-type="string">
            <text:p text:style-name="P5"><draw:rect text:anchor-type="paragraph" draw:z-index="5" draw:style-name="gr1" draw:text-style-name="P6" svg:width="0.6252in" svg:height="0.448in" svg:x="1.5146in" svg:y="0.9827in"><text:p/></draw:rect><draw:rect text:anchor-type="paragraph" draw:z-index="7" draw:style-name="gr1" draw:text-style-name="P6" svg:width="0.6252in" svg:height="0.448in" svg:x="-1.2134in" svg:y="0.9925in"><text:p/></draw:rect> 2 <text:s/>4 <text:s/>8 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4" draw:style-name="gr1" draw:text-style-name="P6" svg:width="0.6252in" svg:height="0.448in" svg:x="1.398in" svg:y="0.0035in"><text:p/></draw:rect><draw:rect text:anchor-type="paragraph" draw:z-index="8" draw:style-name="gr1" draw:text-style-name="P6" svg:width="0.9634in" svg:height="0.448in" svg:x="2.3583in" svg:y="0.9516in"><text:p/></draw:rect> 5 <text:s/>10 <text:s/>20 <text:s text:c="2"/></text:p>
          </table:table-cell>
          <table:table-cell table:style-name="Table1.B2" office:value-type="string">
            <text:p text:style-name="P5"><draw:rect text:anchor-type="paragraph" draw:z-index="6" draw:style-name="gr1" draw:text-style-name="P6" svg:width="0.7657in" svg:height="0.448in" svg:x="-1.9201in" svg:y="0.9516in"><text:p/></draw:rect> 4 <text:s/>12 <text:s/>36</text:p>
          </table:table-cell>
        </table:table-row>
        <table:table-row table:style-name="Table1.1">
          <table:table-cell table:style-name="Table1.A2" office:value-type="string">
            <text:p text:style-name="P5"><text:s/>1 <text:s/>10 <text:s/>100</text:p>
          </table:table-cell>
          <table:table-cell table:style-name="Table1.B2" office:value-type="string">
            <text:p text:style-name="P5"><draw:rect text:anchor-type="paragraph" draw:z-index="9" draw:style-name="gr1" draw:text-style-name="P6" svg:width="0.8724in" svg:height="0.448in" svg:x="1.8063in" svg:y="0.0035in"><text:p/></draw:rect> 2 <text:s/>6 <text:s/>18 <text:s/>54 <text:s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10" draw:style-name="gr1" draw:text-style-name="P6" svg:width="0.776in" svg:height="0.448in" svg:x="1.2335in" svg:y="0.0035in"><text:p/></draw:rect><draw:rect text:anchor-type="paragraph" draw:z-index="11" draw:style-name="gr1" draw:text-style-name="P6" svg:width="0.8598in" svg:height="0.448in" svg:x="2.1862in" svg:y="0.0035in"><text:p/></draw:rect> 1 <text:s/>5 <text:s/>25 <text:s text:c="3"/></text:p>
          </table:table-cell>
          <table:table-cell table:style-name="Table1.B2" office:value-type="string">
            <text:p text:style-name="P5"><text:s/>1 <text:s/>1 <text:s/>1 <text:s/>1 <text:s text:c="3"/></text:p>
          </table:table-cell>
        </table:table-row>
        <table:table-row table:style-name="Table1.1">
          <table:table-cell table:style-name="Table1.A2" office:value-type="string">
            <text:p text:style-name="P5"><draw:rect text:anchor-type="paragraph" draw:z-index="13" draw:style-name="gr1" draw:text-style-name="P6" svg:width="0.8177in" svg:height="0.448in" svg:x="1.2437in" svg:y="0.0035in"><text:p/></draw:rect><draw:rect text:anchor-type="paragraph" draw:z-index="14" draw:style-name="gr1" draw:text-style-name="P6" svg:width="0.8913in" svg:height="0.448in" svg:x="2.2173in" svg:y="0.0138in"><text:p/></draw:rect> 2 <text:s/>8 <text:s/>32 <text:s text:c="2"/></text:p>
          </table:table-cell>
          <table:table-cell table:style-name="Table1.B2" office:value-type="string">
            <text:p text:style-name="P5"><draw:rect text:anchor-type="paragraph" draw:z-index="15" draw:style-name="gr1" draw:text-style-name="P6" svg:width="0.6252in" svg:height="0.448in" svg:x="0.1917in" svg:y="0.0138in"><text:p/></draw:rect><draw:rect text:anchor-type="paragraph" draw:z-index="20" draw:style-name="gr1" draw:text-style-name="P6" svg:width="0.6252in" svg:height="0.448in" svg:x="1.9417in" svg:y="0.0138in"><text:p/></draw:rect><draw:rect text:anchor-type="paragraph" draw:z-index="21" draw:style-name="gr1" draw:text-style-name="P6" svg:width="0.6252in" svg:height="0.448in" svg:x="2.702in" svg:y="0.0244in"><text:p/></draw:rect> <text:s text:c="11"/>2 <text:s/>4 <text:s/>8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ff3333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oop Jain</meta:initial-creator>
    <meta:creation-date>2014-10-18T21:48:01.63</meta:creation-date>
    <dc:date>2015-01-04T16:11:41.28</dc:date>
    <dc:creator>Anoop Jain</dc:creator>
    <meta:editing-duration>PT48M47S</meta:editing-duration>
    <meta:editing-cycles>20</meta:editing-cycles>
    <meta:generator>OpenOffice/4.1.1$Win32 OpenOffice.org_project/411m6$Build-9775</meta:generator>
    <meta:printed-by>Anoop Jain</meta:printed-by>
    <meta:print-date>2014-10-18T22:06:25.12</meta:print-date>
    <meta:document-statistic meta:table-count="1" meta:image-count="0" meta:object-count="0" meta:page-count="1" meta:paragraph-count="16" meta:word-count="56" meta:character-count="345"/>
  </office:meta>
</office:document-meta>
</file>